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7cm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282cm" fo:min-width="1.268cm"/>
      <style:paragraph-properties style:writing-mode="lr-tb"/>
    </style:style>
    <style:style style:name="gr8" style:family="graphic" style:parent-style-name="standard">
      <style:graphic-properties svg:stroke-color="#ffbf00" draw:fill-color="#ffbf00" draw:textarea-horizontal-align="justify" draw:textarea-vertical-align="middle" draw:auto-grow-height="false" fo:min-height="0.5cm" fo:min-width="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2.5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5cm" fo:min-width="2.5cm"/>
      <style:paragraph-properties style:writing-mode="lr-tb"/>
    </style:style>
    <style:style style:name="gr11" style:family="graphic" style:parent-style-name="standard" style:list-style-name="L1">
      <style:graphic-properties svg:stroke-color="#bbe33d" draw:fill-color="#d4ea6b" draw:textarea-horizontal-align="justify" draw:textarea-vertical-align="middle" draw:auto-grow-height="false" fo:min-height="0.5cm" fo:min-width="3.25cm"/>
      <style:paragraph-properties style:writing-mode="lr-tb"/>
    </style:style>
    <style:style style:name="gr12" style:family="graphic" style:parent-style-name="objectwithoutfill">
      <style:graphic-properties svg:stroke-width="0.106cm" draw:marker-start="Arrowheads_20_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6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5" style:family="graphic" style:parent-style-name="standard" style:list-style-name="L1">
      <style:graphic-properties svg:stroke-color="#bbe33d" draw:fill-color="#d4ea6b" draw:textarea-horizontal-align="justify" draw:textarea-vertical-align="middle" draw:auto-grow-height="false" fo:min-height="0.5cm" fo:min-width="3cm"/>
      <style:paragraph-properties style:writing-mode="lr-tb"/>
    </style:style>
    <style:style style:name="gr16" style:family="graphic" style:parent-style-name="standard" style:list-style-name="L1">
      <style:graphic-properties svg:stroke-color="#bbe33d" draw:fill-color="#d4ea6b" draw:textarea-horizontal-align="justify" draw:textarea-vertical-align="middle" draw:auto-grow-height="false" fo:min-height="0.5cm" fo:min-width="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7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5cm" fo:min-width="2.5cm"/>
      <style:paragraph-properties style:writing-mode="lr-tb"/>
    </style:style>
    <style:style style:name="gr19" style:family="graphic" style:parent-style-name="objectwithoutfill">
      <style:graphic-properties svg:stroke-width="0.106cm" svg:stroke-color="#ff0000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standard" style:list-style-name="L1">
      <style:graphic-properties svg:stroke-color="#bbe33d" draw:fill-color="#d4ea6b" draw:textarea-horizontal-align="justify" draw:textarea-vertical-align="middle" draw:auto-grow-height="false" fo:min-height="0.5cm" fo:min-width="3cm"/>
      <style:paragraph-properties style:writing-mode="lr-tb"/>
    </style:style>
    <style:style style:name="gr22" style:family="graphic" style:parent-style-name="objectwithoutfill">
      <style:graphic-properties svg:stroke-width="0.106cm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 style:list-style-name="L1">
      <style:graphic-properties svg:stroke-color="#bbe33d" draw:fill-color="#d4ea6b" draw:textarea-horizontal-align="justify" draw:textarea-vertical-align="middle" draw:auto-grow-height="false" fo:min-height="0.5cm" fo:min-width="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7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5cm" fo:min-width="2.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8" style:family="graphic" style:parent-style-name="standard" style:list-style-name="L1">
      <style:graphic-properties svg:stroke-color="#bbe33d" draw:fill-color="#d4ea6b" draw:textarea-horizontal-align="justify" draw:textarea-vertical-align="middle" draw:auto-grow-height="false" fo:min-height="0.5cm" fo:min-width="3cm"/>
      <style:paragraph-properties style:writing-mode="lr-tb"/>
    </style:style>
    <style:style style:name="gr29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fill-color="#ff0000" draw:textarea-horizontal-align="justify" draw:textarea-vertical-align="middle" draw:auto-grow-height="false" fo:min-height="0.282cm" fo:min-width="3.39cm"/>
      <style:paragraph-properties style:writing-mode="lr-tb"/>
    </style:style>
    <style:style style:name="gr31" style:family="graphic" style:parent-style-name="standard" style:list-style-name="L1">
      <style:graphic-properties svg:stroke-color="#ffd7d7" draw:fill-color="#ffd7d7" draw:textarea-horizontal-align="justify" draw:textarea-vertical-align="middle" draw:auto-grow-height="false" fo:min-height="0.5cm" fo:min-width="3cm"/>
      <style:paragraph-properties style:writing-mode="lr-tb"/>
    </style:style>
    <style:style style:name="gr32" style:family="graphic" style:parent-style-name="standard" style:list-style-name="L1">
      <style:graphic-properties svg:stroke-color="#ffd7d7" draw:fill-color="#ffd7d7" draw:textarea-horizontal-align="justify" draw:textarea-vertical-align="middle" draw:auto-grow-height="false" fo:min-height="0.5cm" fo:min-width="3cm"/>
      <style:paragraph-properties style:writing-mode="lr-tb"/>
    </style:style>
    <style:style style:name="gr33" style:family="graphic" style:parent-style-name="standard" style:list-style-name="L1">
      <style:graphic-properties svg:stroke-color="#ffd7d7" draw:fill-color="#ffd7d7" draw:textarea-horizontal-align="justify" draw:textarea-vertical-align="middle" draw:auto-grow-height="false" fo:min-height="0.5cm" fo:min-width="3cm"/>
      <style:paragraph-properties style:writing-mode="lr-tb"/>
    </style:style>
    <style:style style:name="gr34" style:family="graphic" style:parent-style-name="standard" style:list-style-name="L1">
      <style:graphic-properties svg:stroke-color="#ffd7d7" draw:fill-color="#ffd7d7" draw:textarea-horizontal-align="justify" draw:textarea-vertical-align="middle" draw:auto-grow-height="false" fo:min-height="0.5cm" fo:min-width="3cm"/>
      <style:paragraph-properties style:writing-mode="lr-tb"/>
    </style:style>
    <style:style style:name="gr35" style:family="graphic" style:parent-style-name="standard" style:list-style-name="L1">
      <style:graphic-properties svg:stroke-color="#ffd7d7" draw:fill-color="#ffd7d7" draw:textarea-horizontal-align="justify" draw:textarea-vertical-align="middle" draw:auto-grow-height="false" fo:min-height="0.5cm" fo:min-width="3cm"/>
      <style:paragraph-properties style:writing-mode="lr-tb"/>
    </style:style>
    <style:style style:name="gr36" style:family="graphic" style:parent-style-name="standard" style:list-style-name="L1">
      <style:graphic-properties svg:stroke-color="#ffd7d7" draw:fill-color="#ffd7d7" draw:textarea-horizontal-align="justify" draw:textarea-vertical-align="middle" draw:auto-grow-height="false" fo:min-height="0.5cm" fo:min-width="3cm"/>
      <style:paragraph-properties style:writing-mode="lr-tb"/>
    </style:style>
    <style:style style:name="gr37" style:family="graphic" style:parent-style-name="standard" style:list-style-name="L1">
      <style:graphic-properties svg:stroke-color="#bbe33d" draw:fill-color="#d4ea6b" draw:textarea-horizontal-align="justify" draw:textarea-vertical-align="middle" draw:auto-grow-height="false" fo:min-height="0.5cm" fo:min-width="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9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0" style:family="graphic" style:parent-style-name="standard" style:list-style-name="L1">
      <style:graphic-properties svg:stroke-color="#cccccc" draw:fill-color="#cccccc" draw:textarea-horizontal-align="justify" draw:textarea-vertical-align="middle" draw:auto-grow-height="false" fo:min-height="0.5cm" fo:min-width="3cm"/>
      <style:paragraph-properties style:writing-mode="lr-tb"/>
    </style:style>
    <style:style style:name="gr41" style:family="graphic" style:parent-style-name="standard" style:list-style-name="L1">
      <style:graphic-properties svg:stroke-color="#cccccc" draw:fill-color="#cccccc" draw:textarea-horizontal-align="justify" draw:textarea-vertical-align="middle" draw:auto-grow-height="false" fo:min-height="0.5cm" fo:min-width="3cm"/>
      <style:paragraph-properties style:writing-mode="lr-tb"/>
    </style:style>
    <style:style style:name="gr42" style:family="graphic" style:parent-style-name="standard" style:list-style-name="L1">
      <style:graphic-properties svg:stroke-color="#cccccc" draw:fill-color="#cccccc" draw:textarea-horizontal-align="justify" draw:textarea-vertical-align="middle" draw:auto-grow-height="false" fo:min-height="0.5cm" fo:min-width="2.5cm"/>
      <style:paragraph-properties style:writing-mode="lr-tb"/>
    </style:style>
    <style:style style:name="gr43" style:family="graphic" style:parent-style-name="standard" style:list-style-name="L1">
      <style:graphic-properties svg:stroke-color="#cccccc" draw:fill-color="#cccccc" draw:textarea-horizontal-align="justify" draw:textarea-vertical-align="middle" draw:auto-grow-height="false" fo:min-height="0.5cm" fo:min-width="2.5cm"/>
      <style:paragraph-properties style:writing-mode="lr-tb"/>
    </style:style>
    <style:style style:name="gr44" style:family="graphic" style:parent-style-name="standard" style:list-style-name="L1">
      <style:graphic-properties svg:stroke-color="#cccccc" draw:fill-color="#cccccc" draw:textarea-horizontal-align="justify" draw:textarea-vertical-align="middle" draw:auto-grow-height="false" fo:min-height="0.5cm" fo:min-width="2.5cm"/>
      <style:paragraph-properties style:writing-mode="lr-tb"/>
    </style:style>
    <style:style style:name="gr45" style:family="graphic" style:parent-style-name="standard" style:list-style-name="L1">
      <style:graphic-properties svg:stroke-color="#cccccc" draw:fill-color="#cccccc" draw:textarea-horizontal-align="justify" draw:textarea-vertical-align="middle" draw:auto-grow-height="false" fo:min-height="0.5cm" fo:min-width="2.5cm"/>
      <style:paragraph-properties style:writing-mode="lr-tb"/>
    </style:style>
    <style:style style:name="gr46" style:family="graphic" style:parent-style-name="standard">
      <style:graphic-properties svg:stroke-color="#ffbf00" draw:fill-color="#ffbf00" draw:textarea-horizontal-align="justify" draw:textarea-vertical-align="middle" draw:auto-grow-height="false" fo:min-height="0.118cm" fo:min-width="1.736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118cm" fo:min-width="1.417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118cm" fo:min-width="1.417cm"/>
      <style:paragraph-properties style:writing-mode="lr-tb"/>
    </style:style>
    <style:style style:name="gr49" style:family="graphic" style:parent-style-name="standard" style:list-style-name="L1">
      <style:graphic-properties svg:stroke-color="#bbe33d" draw:fill-color="#d4ea6b" draw:textarea-horizontal-align="justify" draw:textarea-vertical-align="middle" draw:auto-grow-height="false" fo:min-height="0.118cm" fo:min-width="1.736cm"/>
      <style:paragraph-properties style:writing-mode="lr-tb"/>
    </style:style>
    <style:style style:name="gr50" style:family="graphic" style:parent-style-name="standard" style:list-style-name="L1">
      <style:graphic-properties svg:stroke-color="#ffd7d7" draw:fill-color="#ffd7d7" draw:textarea-horizontal-align="justify" draw:textarea-vertical-align="middle" draw:auto-grow-height="false" fo:min-height="0.118cm" fo:min-width="1.736cm"/>
      <style:paragraph-properties style:writing-mode="lr-tb"/>
    </style:style>
    <style:style style:name="gr51" style:family="graphic" style:parent-style-name="standard" style:list-style-name="L1">
      <style:graphic-properties svg:stroke-color="#ffd7d7" draw:fill-color="#ffd7d7" draw:textarea-horizontal-align="justify" draw:textarea-vertical-align="middle" draw:auto-grow-height="false" fo:min-height="0.117cm" fo:min-width="1.736cm"/>
      <style:paragraph-properties style:writing-mode="lr-tb"/>
    </style:style>
    <style:style style:name="gr52" style:family="graphic" style:parent-style-name="objectwithoutfill">
      <style:graphic-properties svg:stroke-width="0.106cm" svg:stroke-color="#ff0000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 style:list-style-name="L1">
      <style:graphic-properties svg:stroke-color="#bbe33d" draw:fill-color="#d4ea6b" draw:textarea-horizontal-align="justify" draw:textarea-vertical-align="middle" draw:auto-grow-height="false" fo:min-height="0.118cm" fo:min-width="1.736cm"/>
      <style:paragraph-properties style:writing-mode="lr-tb"/>
    </style:style>
    <style:style style:name="gr54" style:family="graphic" style:parent-style-name="standard" style:list-style-name="L1">
      <style:graphic-properties svg:stroke-color="#cccccc" draw:fill-color="#cccccc" draw:textarea-horizontal-align="justify" draw:textarea-vertical-align="middle" draw:auto-grow-height="false" fo:min-height="0.118cm" fo:min-width="1.416cm"/>
      <style:paragraph-properties style:writing-mode="lr-tb"/>
    </style:style>
    <style:style style:name="gr55" style:family="graphic" style:parent-style-name="standard" style:list-style-name="L1">
      <style:graphic-properties svg:stroke-color="#cccccc" draw:fill-color="#cccccc" draw:textarea-horizontal-align="justify" draw:textarea-vertical-align="middle" draw:auto-grow-height="false" fo:min-height="0.117cm" fo:min-width="1.416cm"/>
      <style:paragraph-properties style:writing-mode="lr-tb"/>
    </style:style>
    <style:style style:name="gr56" style:family="graphic" style:parent-style-name="standard">
      <style:graphic-properties svg:stroke-color="#8e86ae" draw:fill-color="#8e86ae" draw:textarea-horizontal-align="justify" draw:textarea-vertical-align="middle" draw:auto-grow-height="false" fo:min-height="0.25cm" fo:min-width="3.75cm"/>
      <style:paragraph-properties style:writing-mode="lr-tb"/>
    </style:style>
    <style:style style:name="gr57" style:family="graphic" style:parent-style-name="standard">
      <style:graphic-properties svg:stroke-color="#a1467e" draw:fill-color="#a1467e" draw:textarea-horizontal-align="justify" draw:textarea-vertical-align="middle" draw:auto-grow-height="false" fo:min-height="0.25cm" fo:min-width="2.75cm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5cm"/>
      <style:paragraph-properties style:writing-mode="lr-tb"/>
    </style:style>
    <style:style style:name="gr59" style:family="graphic" style:parent-style-name="standard">
      <style:graphic-properties svg:stroke-color="#a1467e" draw:fill-color="#e16173" draw:textarea-horizontal-align="justify" draw:textarea-vertical-align="middle" draw:auto-grow-height="false" fo:min-height="0.25cm" fo:min-width="2.5cm"/>
      <style:paragraph-properties style:writing-mode="lr-tb"/>
    </style:style>
    <style:style style:name="gr60" style:family="graphic" style:parent-style-name="objectwithoutfill">
      <style:graphic-properties svg:stroke-width="0.106cm" svg:stroke-color="#000000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61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ffbf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d4ea6b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d7d7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cccccc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8e86ae"/>
      <style:paragraph-properties fo:text-align="center"/>
    </style:style>
    <style:style style:name="P14" style:family="paragraph">
      <loext:graphic-properties draw:fill-color="#a1467e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e16173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5cm" svg:y1="1.5cm" svg:x2="18.5cm" svg:y2="1.5cm">
          <text:p/>
        </draw:line>
        <draw:line draw:style-name="gr2" draw:text-style-name="P1" draw:layer="layout" svg:x1="15.75cm" svg:y1="4cm" svg:x2="11.25cm" svg:y2="4cm">
          <text:p/>
        </draw:line>
        <draw:frame draw:style-name="gr3" draw:text-style-name="P2" draw:layer="layout" svg:width="1.5cm" svg:height="1cm" svg:x="8.25cm" svg:y="1cm">
          <draw:text-box>
            <text:p>5’</text:p>
          </draw:text-box>
        </draw:frame>
        <draw:frame draw:style-name="gr3" draw:text-style-name="P2" draw:layer="layout" svg:width="1.5cm" svg:height="1cm" svg:x="18.75cm" svg:y="1cm">
          <draw:text-box>
            <text:p>3’</text:p>
          </draw:text-box>
        </draw:frame>
        <draw:line draw:style-name="gr1" draw:text-style-name="P1" draw:layer="layout" svg:x1="6.5cm" svg:y1="3.25cm" svg:x2="15.75cm" svg:y2="3.25cm">
          <text:p/>
        </draw:line>
        <draw:frame draw:style-name="gr3" draw:text-style-name="P2" draw:layer="layout" svg:width="1.5cm" svg:height="1cm" svg:x="5.5cm" svg:y="2.75cm">
          <draw:text-box>
            <text:p>5’</text:p>
          </draw:text-box>
        </draw:frame>
        <draw:frame draw:style-name="gr3" draw:text-style-name="P2" draw:layer="layout" svg:width="1.5cm" svg:height="1cm" svg:x="22.5cm" svg:y="2.5cm">
          <draw:text-box>
            <text:p>3’</text:p>
          </draw:text-box>
        </draw:frame>
        <draw:frame draw:style-name="gr4" draw:text-style-name="P2" draw:layer="layout" svg:width="1.25cm" svg:height="0.962cm" svg:x="22.25cm" svg:y="3.5cm">
          <draw:text-box>
            <text:p><text:s/>5’</text:p>
          </draw:text-box>
        </draw:frame>
        <draw:frame draw:style-name="gr3" draw:text-style-name="P2" draw:layer="layout" svg:width="1.5cm" svg:height="1cm" svg:x="5.5cm" svg:y="3.5cm">
          <draw:text-box>
            <text:p>3’</text:p>
          </draw:text-box>
        </draw:frame>
        <draw:line draw:style-name="gr1" draw:text-style-name="P1" draw:layer="layout" svg:x1="8cm" svg:y1="6.962cm" svg:x2="17.25cm" svg:y2="6.962cm">
          <text:p/>
        </draw:line>
        <draw:frame draw:style-name="gr5" draw:text-style-name="P2" draw:layer="layout" svg:width="1cm" svg:height="0.962cm" svg:x="1cm" svg:y="10.288cm">
          <draw:text-box>
            <text:p>5’ </text:p>
          </draw:text-box>
        </draw:frame>
        <draw:frame draw:style-name="gr3" draw:text-style-name="P2" draw:layer="layout" svg:width="1.5cm" svg:height="1cm" svg:x="24.25cm" svg:y="6.25cm">
          <draw:text-box>
            <text:p>3’</text:p>
          </draw:text-box>
        </draw:frame>
        <draw:frame draw:style-name="gr6" draw:text-style-name="P4" draw:layer="layout" svg:width="1cm" svg:height="0.962cm" svg:x="1.019cm" svg:y="11.288cm">
          <draw:text-box>
            <text:p text:style-name="P3"><text:span text:style-name="T1">3’</text:span></text:p>
          </draw:text-box>
        </draw:frame>
        <draw:custom-shape draw:style-name="gr7" draw:text-style-name="P6" draw:layer="layout" svg:width="2.5cm" svg:height="0.75cm" svg:x="5.75cm" svg:y="8.462cm">
          <text:p text:style-name="P5">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3.5cm" svg:height="0.75cm" svg:x="4.75cm" svg:y="11.5cm">
          <text:p text:style-name="P5">Sample ID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75cm" svg:x="1.75cm" svg:y="11.5cm"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cm" svg:height="0.75cm" svg:x="1.75cm" svg:y="10.5cm">
          <text:p text:style-name="P8"><text:span text:style-name="T2">TS Olig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0.75cm" svg:x="4.75cm" svg:y="10.5cm">
          <text:p text:style-name="P9"/>
          <text:p text:style-name="P5"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75cm" svg:height="0.75cm" svg:x="4.75cm" svg:y="7.462cm">
          <text:p text:style-name="P9">CGTCCC+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25cm" svg:y1="7.712cm" svg:x2="17.5cm" svg:y2="7.712cm">
          <text:p/>
        </draw:line>
        <draw:frame draw:style-name="gr5" draw:text-style-name="P2" draw:layer="layout" svg:width="1cm" svg:height="0.962cm" svg:x="7cm" svg:y="6.5cm">
          <draw:text-box>
            <text:p>5’ </text:p>
          </draw:text-box>
        </draw:frame>
        <draw:frame draw:style-name="gr13" draw:text-style-name="P4" draw:layer="layout" svg:width="1cm" svg:height="0.962cm" svg:x="3.75cm" svg:y="7.288cm">
          <draw:text-box>
            <text:p text:style-name="P3"><text:span text:style-name="T1">3’</text:span></text:p>
          </draw:text-box>
        </draw:frame>
        <draw:line draw:style-name="gr1" draw:text-style-name="P1" draw:layer="layout" svg:x1="11.25cm" svg:y1="11cm" svg:x2="20.5cm" svg:y2="11cm">
          <text:p/>
        </draw:line>
        <draw:frame draw:style-name="gr3" draw:text-style-name="P2" draw:layer="layout" svg:width="1cm" svg:height="1cm" svg:x="27cm" svg:y="10.25cm">
          <draw:text-box>
            <text:p>3’</text:p>
          </draw:text-box>
        </draw:frame>
        <draw:frame draw:style-name="gr14" draw:text-style-name="P4" draw:layer="layout" svg:width="1cm" svg:height="1cm" svg:x="27cm" svg:y="11.25cm">
          <draw:text-box>
            <text:p text:style-name="P3">5’</text:p>
          </draw:text-box>
        </draw:frame>
        <draw:custom-shape draw:style-name="gr7" draw:text-style-name="P6" draw:layer="layout" svg:width="2.5cm" svg:height="0.75cm" svg:x="2cm" svg:y="12.5cm">
          <text:p text:style-name="P5">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3.5cm" svg:height="0.75cm" svg:x="8.25cm" svg:y="10.5cm">
          <text:p text:style-name="P9">GCAGGG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5cm" svg:height="0.75cm" svg:x="8.25cm" svg:y="11.5cm">
          <text:p text:style-name="P9">CGTCCC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5cm" svg:y1="11.75cm" svg:x2="20.75cm" svg:y2="11.75cm">
          <text:p/>
        </draw:line>
        <draw:frame draw:style-name="gr5" draw:text-style-name="P2" draw:layer="layout" svg:width="1cm" svg:height="0.962cm" svg:x="1.25cm" svg:y="15.75cm">
          <draw:text-box>
            <text:p>5’ </text:p>
          </draw:text-box>
        </draw:frame>
        <draw:frame draw:style-name="gr17" draw:text-style-name="P4" draw:layer="layout" svg:width="1cm" svg:height="0.962cm" svg:x="1.269cm" svg:y="16.75cm">
          <draw:text-box>
            <text:p text:style-name="P3"><text:span text:style-name="T1">3’</text:span></text:p>
          </draw:text-box>
        </draw:frame>
        <draw:custom-shape draw:style-name="gr8" draw:text-style-name="P7" draw:layer="layout" svg:width="3.5cm" svg:height="0.75cm" svg:x="5cm" svg:y="16.962cm">
          <text:p text:style-name="P5">Sample ID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75cm" svg:x="2cm" svg:y="16.962cm">
          <text:p text:style-name="P9"><text:span text:style-name="T2">TS </text:span><text:span text:style-name="T2">Oli</text:span><text:span text:style-name="T2">go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cm" svg:height="0.75cm" svg:x="2cm" svg:y="15.962cm">
          <text:p text:style-name="P8"><text:span text:style-name="T2">TS Olig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0.75cm" svg:x="5cm" svg:y="15.962cm">
          <text:p text:style-name="P9"/>
          <text:p text:style-name="P5"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1.5cm" svg:y1="16.462cm" svg:x2="13.25cm" svg:y2="16.5cm">
          <text:p/>
        </draw:line>
        <draw:frame draw:style-name="gr3" draw:text-style-name="P2" draw:layer="layout" svg:width="1.5cm" svg:height="1cm" svg:x="27cm" svg:y="15.75cm">
          <draw:text-box>
            <text:p>3’</text:p>
          </draw:text-box>
        </draw:frame>
        <draw:frame draw:style-name="gr20" draw:text-style-name="P4" draw:layer="layout" svg:width="1.25cm" svg:height="1cm" svg:x="26.84cm" svg:y="16.75cm">
          <draw:text-box>
            <text:p text:style-name="P3"><text:s/>5’</text:p>
          </draw:text-box>
        </draw:frame>
        <draw:custom-shape draw:style-name="gr21" draw:text-style-name="P10" draw:layer="layout" svg:width="3.5cm" svg:height="0.75cm" svg:x="8.5cm" svg:y="15.962cm">
          <text:p text:style-name="P9">GCAGGG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75cm" svg:y1="17.212cm" svg:x2="21cm" svg:y2="17.212cm">
          <text:p/>
        </draw:line>
        <draw:custom-shape draw:style-name="gr23" draw:text-style-name="P10" draw:layer="layout" svg:width="3.5cm" svg:height="0.75cm" svg:x="8.5cm" svg:y="16.962cm">
          <text:p text:style-name="P9">CGTCCC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cm" svg:height="0.962cm" svg:x="1cm" svg:y="21.25cm">
          <draw:text-box>
            <text:p>5’ </text:p>
          </draw:text-box>
        </draw:frame>
        <draw:frame draw:style-name="gr24" draw:text-style-name="P4" draw:layer="layout" svg:width="1cm" svg:height="0.962cm" svg:x="1.019cm" svg:y="22.25cm">
          <draw:text-box>
            <text:p text:style-name="P3"><text:span text:style-name="T1">3’</text:span></text:p>
          </draw:text-box>
        </draw:frame>
        <draw:custom-shape draw:style-name="gr8" draw:text-style-name="P7" draw:layer="layout" svg:width="3.5cm" svg:height="0.75cm" svg:x="4.75cm" svg:y="22.462cm">
          <text:p text:style-name="P5">Sample ID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0.75cm" svg:x="1.75cm" svg:y="22.462cm">
          <text:p text:style-name="P9"><text:span text:style-name="T2">TS Oligo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cm" svg:height="0.75cm" svg:x="1.75cm" svg:y="21.462cm">
          <text:p text:style-name="P8"><text:span text:style-name="T2">TS Olig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0.75cm" svg:x="4.75cm" svg:y="21.462cm">
          <text:p text:style-name="P5"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cm" svg:height="0.962cm" svg:x="26.75cm" svg:y="21.288cm">
          <draw:text-box>
            <text:p>3’</text:p>
          </draw:text-box>
        </draw:frame>
        <draw:frame draw:style-name="gr27" draw:text-style-name="P4" draw:layer="layout" svg:width="1.25cm" svg:height="1cm" svg:x="23.75cm" svg:y="28.75cm">
          <draw:text-box>
            <text:p text:style-name="P3">5’</text:p>
          </draw:text-box>
        </draw:frame>
        <draw:custom-shape draw:style-name="gr7" draw:text-style-name="P6" draw:layer="layout" svg:width="2.5cm" svg:height="0.75cm" svg:x="24.75cm" svg:y="20.75cm">
          <text:p text:style-name="P5">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5cm" svg:y1="22.712cm" svg:x2="20.75cm" svg:y2="22.712cm">
          <text:p/>
        </draw:line>
        <draw:custom-shape draw:style-name="gr28" draw:text-style-name="P10" draw:layer="layout" svg:width="3.5cm" svg:height="0.75cm" svg:x="8.25cm" svg:y="22.462cm">
          <text:p text:style-name="P9">CGTCCC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4cm" svg:y1="15.462cm" svg:x2="12cm" svg:y2="15.5cm">
          <text:p/>
        </draw:line>
        <draw:custom-shape draw:style-name="gr7" draw:text-style-name="P6" draw:layer="layout" svg:width="2.5cm" svg:height="0.75cm" svg:x="2.25cm" svg:y="15cm">
          <text:p text:style-name="P5">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7.5cm" svg:y1="5cm" svg:x2="15cm" svg:y2="5cm">
          <text:p/>
        </draw:line>
        <draw:custom-shape draw:style-name="gr30" draw:text-style-name="P6" draw:layer="layout" svg:width="5.5cm" svg:height="0.75cm" svg:x="16.5cm" svg:y="4.5cm">
          <text:p text:style-name="P5">RT (MMLV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3.5cm" svg:height="0.75cm" svg:x="15.75cm" svg:y="3.5cm">
          <text:p text:style-name="P9">RT Primer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.5cm" svg:height="0.75cm" svg:x="17.25cm" svg:y="7.25cm">
          <text:p text:style-name="P9">RT Primer</text:p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5cm" svg:height="0.75cm" svg:x="20.5cm" svg:y="11.25cm">
          <text:p text:style-name="P9">RT Primer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3.5cm" svg:height="0.75cm" svg:x="20.5cm" svg:y="16.75cm">
          <text:p text:style-name="P9">RT Primer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3.5cm" svg:height="0.75cm" svg:x="20.25cm" svg:y="22.25cm">
          <text:p text:style-name="P9">RT Primer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.5cm" svg:height="0.75cm" svg:x="20.25cm" svg:y="21.5cm">
          <text:p text:style-name="P9"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1.25cm" svg:y1="21.962cm" svg:x2="20.5cm" svg:y2="21.962cm">
          <text:p/>
        </draw:line>
        <draw:custom-shape draw:style-name="gr37" draw:text-style-name="P10" draw:layer="layout" svg:width="3.5cm" svg:height="0.75cm" svg:x="8.25cm" svg:y="21.462cm">
          <text:p text:style-name="P9">GCAGGG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cm" svg:height="1cm" svg:x="14.5cm" svg:y="8.75cm">
          <draw:text-box>
            <text:p>Add TS Oligo and Sample IDs</text:p>
          </draw:text-box>
        </draw:frame>
        <draw:frame draw:style-name="gr38" draw:text-style-name="P2" draw:layer="layout" svg:width="10cm" svg:height="1.25cm" svg:x="14.5cm" svg:y="5.25cm">
          <draw:text-box>
            <text:p>1<text:span text:style-name="T3">st</text:span> Strand Synthesis</text:p>
          </draw:text-box>
        </draw:frame>
        <draw:frame draw:style-name="gr3" draw:text-style-name="P2" draw:layer="layout" svg:width="9cm" svg:height="1cm" svg:x="14.5cm" svg:y="18.75cm">
          <draw:text-box>
            <text:p>2<text:span text:style-name="T3">nd</text:span> Strand Synthesis</text:p>
          </draw:text-box>
        </draw:frame>
        <draw:frame draw:style-name="gr5" draw:text-style-name="P2" draw:layer="layout" svg:width="9.75cm" svg:height="0.962cm" svg:x="14.5cm" svg:y="13cm">
          <draw:text-box>
            <text:p>Template Switching</text:p>
          </draw:text-box>
        </draw:frame>
        <draw:line draw:style-name="gr39" draw:text-style-name="P1" draw:layer="layout" svg:x1="14.25cm" svg:y1="1.75cm" svg:x2="14.25cm" svg:y2="3cm">
          <text:p/>
        </draw:line>
        <draw:line draw:style-name="gr39" draw:text-style-name="P1" draw:layer="layout" svg:x1="14.25cm" svg:y1="4.5cm" svg:x2="14.25cm" svg:y2="6.75cm">
          <text:p/>
        </draw:line>
        <draw:line draw:style-name="gr39" draw:text-style-name="P1" draw:layer="layout" svg:x1="14.25cm" svg:y1="8.25cm" svg:x2="14.25cm" svg:y2="10.5cm">
          <text:p/>
        </draw:line>
        <draw:line draw:style-name="gr39" draw:text-style-name="P1" draw:layer="layout" svg:x1="14.25cm" svg:y1="12.25cm" svg:x2="14.25cm" svg:y2="15cm">
          <text:p/>
        </draw:line>
        <draw:line draw:style-name="gr39" draw:text-style-name="P1" draw:layer="layout" svg:x1="14.25cm" svg:y1="18cm" svg:x2="14.25cm" svg:y2="20.75cm">
          <text:p/>
        </draw:line>
        <draw:custom-shape draw:style-name="gr40" draw:text-style-name="P12" draw:layer="layout" svg:width="3.5cm" svg:height="0.75cm" svg:x="19cm" svg:y="3.5cm">
          <text:p text:style-name="P9">Oligo-dT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3.5cm" svg:height="0.75cm" svg:x="20.75cm" svg:y="7.25cm">
          <text:p text:style-name="P9">Oligo-dT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cm" svg:height="0.75cm" svg:x="24cm" svg:y="11.25cm">
          <text:p text:style-name="P9">Oligo-dT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cm" svg:height="0.75cm" svg:x="24cm" svg:y="16.75cm">
          <text:p text:style-name="P9">Oligo-dT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cm" svg:height="0.75cm" svg:x="23.75cm" svg:y="22.25cm">
          <text:p text:style-name="P9">Oligo-dT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3cm" svg:height="0.75cm" svg:x="23.75cm" svg:y="21.5cm">
          <text:p text:style-name="P9">AAAAA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cm" svg:height="1cm" svg:x="24.25cm" svg:y="7.25cm">
          <draw:text-box>
            <text:p>5’</text:p>
          </draw:text-box>
        </draw:frame>
        <draw:line draw:style-name="gr39" draw:text-style-name="P1" draw:layer="layout" svg:x1="14.25cm" svg:y1="23.25cm" svg:x2="14.25cm" svg:y2="26.5cm">
          <text:p/>
        </draw:line>
        <draw:frame draw:style-name="gr3" draw:text-style-name="P2" draw:layer="layout" svg:width="9cm" svg:height="2.384cm" svg:x="14.5cm" svg:y="23.616cm">
          <draw:text-box>
            <text:p>Universal Library Amplification +<text:line-break/>UDI assignment</text:p>
          </draw:text-box>
        </draw:frame>
        <draw:custom-shape draw:style-name="gr46" draw:text-style-name="P7" draw:layer="layout" svg:width="2.236cm" svg:height="0.368cm" svg:x="9.667cm" svg:y="28.882cm">
          <text:p text:style-name="P5"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1.917cm" svg:height="0.368cm" svg:x="7.75cm" svg:y="28.882cm"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1.917cm" svg:height="0.368cm" svg:x="7.75cm" svg:y="28.392cm"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2.236cm" svg:height="0.368cm" svg:x="9.667cm" svg:y="28.392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9cm" svg:y1="29.005cm" svg:x2="19.889cm" svg:y2="29.005cm">
          <text:p/>
        </draw:line>
        <draw:custom-shape draw:style-name="gr49" draw:text-style-name="P10" draw:layer="layout" svg:width="2.236cm" svg:height="0.368cm" svg:x="11.903cm" svg:y="28.882cm">
          <text:p text:style-name="P9">CGTCCC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2.236cm" svg:height="0.368cm" svg:x="19.57cm" svg:y="28.778cm">
          <text:p text:style-name="P9"/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2.236cm" svg:height="0.367cm" svg:x="19.57cm" svg:y="28.411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3.82cm" svg:y1="28.637cm" svg:x2="19.57cm" svg:y2="28.656cm">
          <text:p/>
        </draw:line>
        <draw:custom-shape draw:style-name="gr53" draw:text-style-name="P10" draw:layer="layout" svg:width="2.236cm" svg:height="0.368cm" svg:x="11.903cm" svg:y="28.392cm">
          <text:p text:style-name="P9">GCAGGG</text:p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1.916cm" svg:height="0.368cm" svg:x="21.806cm" svg:y="28.778cm">
          <text:p text:style-name="P9"/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1.916cm" svg:height="0.367cm" svg:x="21.806cm" svg:y="28.41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4.25cm" svg:height="0.5cm" svg:x="19.5cm" svg:y="27.75cm">
          <text:p text:style-name="P5">Reverse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3.25cm" svg:height="0.5cm" svg:x="23.75cm" svg:y="27.75cm">
          <text:p text:style-name="P5">UDI_i5</text:p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3cm" svg:height="0.5cm" svg:x="6.75cm" svg:y="29.5cm">
          <text:p text:style-name="P5">Forward</text:p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3cm" svg:height="0.5cm" svg:x="3.75cm" svg:y="29.5cm">
          <text:p text:style-name="P5">UDI_i7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1" draw:layer="layout" svg:x1="9.75cm" svg:y1="29.75cm" svg:x2="19.5cm" svg:y2="29.75cm">
          <text:p/>
        </draw:line>
        <draw:line draw:style-name="gr61" draw:text-style-name="P1" draw:layer="layout" svg:x1="19.5cm" svg:y1="28cm" svg:x2="9.75cm" svg:y2="28cm">
          <text:p/>
        </draw:line>
        <draw:frame draw:style-name="gr62" draw:text-style-name="P4" draw:layer="layout" svg:width="1.25cm" svg:height="1cm" svg:x="7cm" svg:y="27.75cm">
          <draw:text-box>
            <text:p text:style-name="P3">5’</text:p>
          </draw:text-box>
        </draw:frame>
        <draw:frame draw:style-name="gr63" draw:text-style-name="P4" draw:layer="layout" svg:width="1.25cm" svg:height="1cm" svg:x="7cm" svg:y="28.5cm">
          <draw:text-box>
            <text:p text:style-name="P3">3’</text:p>
          </draw:text-box>
        </draw:frame>
        <draw:frame draw:style-name="gr64" draw:text-style-name="P4" draw:layer="layout" svg:width="1.25cm" svg:height="1cm" svg:x="23.75cm" svg:y="28.25cm">
          <draw:text-box>
            <text:p text:style-name="P3">3’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54cm" fo:page-height="33.4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6T13:46:52.416729670</meta:creation-date>
    <dc:date>2022-09-07T12:58:33.356447408</dc:date>
    <meta:editing-duration>PT1H52S</meta:editing-duration>
    <meta:editing-cycles>7</meta:editing-cycles>
    <meta:generator>LibreOffice/7.3.5.2$Linux_X86_64 LibreOffice_project/30$Build-2</meta:generator>
    <meta:document-statistic meta:object-count="103"/>
  </office:meta>
</office:document-meta>
</file>